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fb29f" officeooo:paragraph-rsid="001fb29f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22fa1b" officeooo:paragraph-rsid="0022fa1b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rsid="0023e4f7" officeooo:paragraph-rsid="0023e4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leraDev – Maturidade com analytics</text:p>
      <text:p text:style-name="P2"/>
      <text:list xml:id="list462344119" text:style-name="L2">
        <text:list-item>
          <text:p text:style-name="P3">Maturidade com os dados</text:p>
          <text:list>
            <text:list-item>
              <text:p text:style-name="P3">como a empresa trabalha com os dados</text:p>
            </text:list-item>
            <text:list-item>
              <text:p text:style-name="P3">dados crus: gera baixo valor para a empresa</text:p>
            </text:list-item>
            <text:list-item>
              <text:p text:style-name="P3">informação: gera informação mas ela é ainda insipiente</text:p>
            </text:list-item>
            <text:list-item>
              <text:p text:style-name="P3">business intelligence: já tem uma certa governança sobre os dados</text:p>
            </text:list-item>
            <text:list-item>
              <text:p text:style-name="P3">advanced analytics: manipula bem a informação que tem.</text:p>
            </text:list-item>
          </text:list>
        </text:list-item>
        <text:list-item>
          <text:p text:style-name="P4">Maturidade analítica</text:p>
          <text:list>
            <text:list-item>
              <text:p text:style-name="P4">descritiva: o que aconteceu?</text:p>
            </text:list-item>
            <text:list-item>
              <text:p text:style-name="P4">diagnostico: porque isso acontece?</text:p>
            </text:list-item>
            <text:list-item>
              <text:p text:style-name="P4">preditivo: o que irá acontecer?</text:p>
            </text:list-item>
            <text:list-item>
              <text:p text:style-name="P4">prescritivo: o que devemos faz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10T21:54:21.454355382</dc:date>
    <meta:editing-duration>PT2H49M2S</meta:editing-duration>
    <meta:editing-cycles>10</meta:editing-cycles>
    <meta:document-statistic meta:table-count="0" meta:image-count="0" meta:object-count="0" meta:page-count="1" meta:paragraph-count="12" meta:word-count="80" meta:character-count="469" meta:non-whitespace-character-count="411"/>
  </office:meta>
</office:document-meta>
</file>